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a941d"/>
    </style:style>
    <style:style style:name="P2" style:family="paragraph" style:parent-style-name="Standard">
      <style:text-properties officeooo:paragraph-rsid="000b2f98"/>
    </style:style>
    <style:style style:name="P3" style:family="paragraph" style:parent-style-name="Standard">
      <style:text-properties officeooo:rsid="000b2f98" officeooo:paragraph-rsid="000b2f98"/>
    </style:style>
    <style:style style:name="T1" style:family="text">
      <style:text-properties style:font-name="monospace" fo:font-size="6.75pt"/>
    </style:style>
    <style:style style:name="T2" style:family="text">
      <style:text-properties style:font-name="monospace" fo:font-size="6.75pt" officeooo:rsid="000a941d"/>
    </style:style>
    <style:style style:name="T3" style:family="text">
      <style:text-properties style:font-name="monospace" fo:font-size="6.75pt" officeooo:rsid="000b008c"/>
    </style:style>
    <style:style style:name="T4" style:family="text">
      <style:text-properties style:font-name="monospace" fo:font-size="6.75pt" officeooo:rsid="000b2f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// CSC 365. Winter 2020</text:span></text:p>
      <text:p text:style-name="P1"><text:span text:style-name="T1">// Lab 1-</text:span><text:span text:style-name="T2">2</text:span><text:span text:style-name="T1"> test suit</text:span></text:p>
      <text:p text:style-name="P1"><text:span text:style-name="T1">// TC – 1</text:span></text:p>
      <text:p text:style-name="P1"><text:span text:style-name="T1">// Test Requirements R3, R4</text:span></text:p>
      <text:p text:style-name="P1"><text:span text:style-name="T1">// short form command name, existing student</text:span></text:p>
      <text:p text:style-name="P1"><text:span text:style-name="T1">// expected output: HAVIR,BOBBIE,2,108,HAMER,GAVINS: HAVIR</text:span></text:p>
      <text:p text:style-name="P1"><text:span text:style-name="T1"/></text:p>
      <text:p text:style-name="P1"><text:span text:style-name="T1">// TC – 2</text:span></text:p>
      <text:p text:style-name="P1"><text:span text:style-name="T1">// Test Requirements R3, R5</text:span></text:p>
      <text:p text:style-name="P1"><text:span text:style-name="T1">// long form command name, second option, and existing student// expected output: OGAS,ERVIN,54</text:span></text:p>
      <text:p text:style-name="P1"><text:span text:style-name="T1">Student: OGAS Bus</text:span></text:p>
      <text:p text:style-name="P1"><text:span text:style-name="T1"/></text:p>
      <text:p text:style-name="P1"><text:span text:style-name="T1">// TC - 3 </text:span></text:p>
      <text:p text:style-name="P1"><text:span text:style-name="T1">// Test Requirements R3, R8</text:span></text:p>
      <text:p text:style-name="P1"><text:span text:style-name="T1">// long form command name, and existing students</text:span></text:p>
      <text:p text:style-name="P1"><text:span text:style-name="T1">// expected output: NOLAN,WOOLERY,2 \n PETER,STERBACK,6 \n TODD,LIBRANDI,2 \n ALONZO,RAPOSE,4</text:span> <text:span text:style-name="T1">TOMAS,COVINGTON,3 \n MLEIGHANN,ULLINGS,2 \n CARLEE,DURAND,4 \n REED,FRIEDSTROM,6B: 51</text:span></text:p>
      <text:p text:style-name="P1"><text:span text:style-name="T1"/></text:p>
      <text:p text:style-name="P1"><text:span text:style-name="T1">// TC – 4</text:span></text:p>
      <text:p text:style-name="P1"><text:span text:style-name="T1">// Test Requirements R3, R7</text:span></text:p>
      <text:p text:style-name="P1"><text:span text:style-name="T1">// short form command name, and existing students</text:span></text:p>
      <text:p text:style-name="P1"><text:span text:style-name="T1">// expected output: SAELEE,DANILO</text:span> <text:span text:style-name="T1">GARTH,JOHNG: 1</text:span></text:p>
      <text:p text:style-name="P1"><text:span text:style-name="T1"/></text:p>
      <text:p text:style-name="P1"><text:span text:style-name="T1">// TC – 5</text:span></text:p>
      <text:p text:style-name="P1"><text:span text:style-name="T1">// Test Requirements R3, R9</text:span></text:p>
      <text:p text:style-name="P1"><text:span text:style-name="T1">// short form command name and existing student</text:span></text:p>
      <text:p text:style-name="P1"><text:span text:style-name="T1">// expected output: GARTH,JOHN,3.14,FALKER,ADOLPH,0</text:span></text:p>
      <text:p text:style-name="P1"><text:span text:style-name="T1">Grade: 1 H</text:span></text:p>
      <text:p text:style-name="P1"><text:span text:style-name="T1"/></text:p>
      <text:p text:style-name="P1"><text:span text:style-name="T1">// TC – 6</text:span></text:p>
      <text:p text:style-name="P1"><text:span text:style-name="T1">// Test Requirements R3, R6</text:span></text:p>
      <text:p text:style-name="P1"><text:span text:style-name="T1">// long form command name and existing students</text:span></text:p>
      <text:p text:style-name="P1"><text:span text:style-name="T1">// expected output: BRODERSEN,HYE</text:span> <text:span text:style-name="T1">THEUNISSEN,GRACETeacher: ALPERT</text:span></text:p>
      <text:p text:style-name="P1"><text:span text:style-name="T1">// TC – 7</text:span></text:p>
      <text:p text:style-name="P1"><text:span text:style-name="T1">// Test Requirements R3, R10</text:span></text:p>
      <text:p text:style-name="P1"><text:span text:style-name="T1">// short form command name and existing student</text:span></text:p>
      <text:p text:style-name="P1"><text:span text:style-name="T1">// expected output: 1,2.995</text:span></text:p>
      <text:p text:style-name="P1"><text:span text:style-name="T1">A: 1</text:span></text:p>
      <text:p text:style-name="P1"><text:span text:style-name="T1"/></text:p>
      <text:p text:style-name="P1"><text:span text:style-name="T1">// TC – 8</text:span></text:p>
      <text:p text:style-name="P1"><text:span text:style-name="T1">// Test Requirements R3, R11</text:span></text:p>
      <text:p text:style-name="P1"><text:span text:style-name="T1">// long form command name and existing info</text:span></text:p>
      <text:p text:style-name="P1"><text:span text:style-name="T1">// expected output: 1:2</text:span> <text:span text:style-name="T1">2:13</text:span> <text:span text:style-name="T1">3:9</text:span> <text:span text:style-name="T1">4:15</text:span> <text:span text:style-name="T1">6:21</text:span> <text:span text:style-name="T1">1:2 2:13</text:span> <text:span text:style-name="T1">3:9</text:span> <text:span text:style-name="T1">4:15</text:span> <text:span text:style-name="T1">6:21</text:span></text:p>
      <text:p text:style-name="P1"><text:span text:style-name="T1"/></text:p>
      <text:p text:style-name="P1"><text:span text:style-name="T1">Info</text:span></text:p>
      <text:p text:style-name="P1"><text:span text:style-name="T1">// TC – </text:span><text:span text:style-name="T3">9</text:span></text:p>
      <text:p text:style-name="P1"><text:span text:style-name="T1">// Test Requirements R3, R12</text:span></text:p>
      <text:p text:style-name="P1"><text:span text:style-name="T1">// short form command name and exits</text:span></text:p>
      <text:p text:style-name="P1"><text:span text:style-name="T1">// expected output: n/a (quits prog)</text:span></text:p>
      <text:p text:style-name="P1"><text:span text:style-name="T1">Q</text:span></text:p>
      <text:p text:style-name="P1"><text:span text:style-name="T1"/></text:p>
      <text:p text:style-name="P1"><text:span text:style-name="T1">// </text:span><text:span text:style-name="T3">TC – 10</text:span></text:p>
      <text:p text:style-name="P1"><text:span text:style-name="T3">// Test Requirements </text:span><text:span text:style-name="T4">NR1, NR2, NR4</text:span></text:p>
      <text:p text:style-name="P2"><text:span text:style-name="T4">// short form command name and existing students,teachers, classrooms</text:span></text:p>
      <text:p text:style-name="P2"><text:span text:style-name="T4">// expected output: </text:span></text:p>
      <text:p text:style-name="P2"><text:span text:style-name="T4">SAELEE, DANILO</text:span></text:p>
      <text:p text:style-name="P2"><text:span text:style-name="T4">GARTH, JOHN</text:span></text:p>
      <text:p text:style-name="P2"><text:span text:style-name="T4">Teacher: FALKER,ADOLPH</text:span></text:p>
      <text:p text:style-name="P2"><text:span text:style-name="T4">101: 1</text:span></text:p>
      <text:p text:style-name="P2"><text:span text:style-name="T4">102: 5</text:span></text:p>
      <text:p text:style-name="P2"><text:span text:style-name="T4">103: 2</text:span></text:p>
      <text:p text:style-name="P2"><text:span text:style-name="T4">104: 2</text:span></text:p>
      <text:p text:style-name="P2"><text:span text:style-name="T4">105: 6</text:span></text:p>
      <text:p text:style-name="P2"><text:span text:style-name="T4">106: 2</text:span></text:p>
      <text:p text:style-name="P2"><text:span text:style-name="T4">107: 7</text:span></text:p>
      <text:p text:style-name="P2"><text:span text:style-name="T4">108: 11</text:span></text:p>
      <text:p text:style-name="P2"><text:span text:style-name="T4">109: 5</text:span></text:p>
      <text:p text:style-name="P2"><text:span text:style-name="T4">110: 2</text:span></text:p>
      <text:p text:style-name="P2"><text:span text:style-name="T4">111: 9</text:span></text:p>
      <text:p text:style-name="P2"><text:span text:style-name="T4">112: 8</text:span></text:p>
      <text:p text:style-name="P2"><text:span text:style-name="T4"/></text:p>
      <text:p text:style-name="P3"><text:span text:style-name="T1">C: 103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2"><text:span text:style-name="T1">// </text:span><text:span text:style-name="T3">TC – 1</text:span><text:span text:style-name="T4">1</text:span></text:p>
      <text:p text:style-name="P2"><text:span text:style-name="T3">// Test Requirements </text:span><text:span text:style-name="T4">NR3</text:span></text:p>
      <text:p text:style-name="P2"><text:span text:style-name="T4">// long form command name and existing students, teachers</text:span></text:p>
      <text:p text:style-name="P3"><text:span text:style-name="T1">// expected output: </text:span></text:p>
      <text:p text:style-name="P3"><text:span text:style-name="T1">WOOLERY, NOLAN</text:span></text:p>
      <text:p text:style-name="P3"><text:span text:style-name="T1">VILARDO, EMMANUEL</text:span></text:p>
      <text:p text:style-name="P3"><text:span text:style-name="T1">LIBRANDI, TODD</text:span></text:p>
      <text:p text:style-name="P3"><text:span text:style-name="T1">HAVIR, BOBBIE</text:span></text:p>
      <text:p text:style-name="P3"><text:soft-page-break/><text:span text:style-name="T1">SARAO, DIEDRA</text:span></text:p>
      <text:p text:style-name="P3"><text:span text:style-name="T1">VANCOTT, MIKE</text:span></text:p>
      <text:p text:style-name="P3"><text:span text:style-name="T1">WICINSKY, TERESE</text:span></text:p>
      <text:p text:style-name="P3"><text:span text:style-name="T1">KOZOLA, BUSTER</text:span></text:p>
      <text:p text:style-name="P3"><text:span text:style-name="T1">MULLINGS, LEIGHANN</text:span></text:p>
      <text:p text:style-name="P3"><text:span text:style-name="T1">BUSSMANN, BILLY</text:span></text:p>
      <text:p text:style-name="P3"><text:span text:style-name="T1">BERBES, DICK</text:span></text:p>
      <text:p text:style-name="P3"><text:span text:style-name="T1">MULGREW, RANDELL</text:span></text:p>
      <text:p text:style-name="P3"><text:span text:style-name="T1">TOWLEY, LANE</text:span></text:p>
      <text:p text:style-name="P3"><text:span text:style-name="T1">2 - Teachers: (STEIB,GALE)(HAMER,GAVIN)</text:span></text:p>
      <text:p text:style-name="P3"><text:span text:style-name="T1"/></text:p>
      <text:p text:style-name="P3"><text:span text:style-name="T1">G: 2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2"><text:span text:style-name="T1">// </text:span><text:span text:style-name="T3">TC – 1</text:span><text:span text:style-name="T4">2</text:span></text:p>
      <text:p text:style-name="P2"><text:span text:style-name="T3">// Test Requirements </text:span><text:span text:style-name="T4">NR1, NR2, NR4</text:span></text:p>
      <text:p text:style-name="P2"><text:span text:style-name="T4">// long form command name and existing students,teachers, classrooms</text:span></text:p>
      <text:p text:style-name="P3"><text:span text:style-name="T1">// expected output: </text:span></text:p>
      <text:p text:style-name="P3"><text:span text:style-name="T1">LIBRANDI, TODD</text:span></text:p>
      <text:p text:style-name="P3"><text:span text:style-name="T1">HAVIR, BOBBIE</text:span></text:p>
      <text:p text:style-name="P3"><text:span text:style-name="T1">SARAO, DIEDRA</text:span></text:p>
      <text:p text:style-name="P3"><text:span text:style-name="T1">VANCOTT, MIKE</text:span></text:p>
      <text:p text:style-name="P3"><text:span text:style-name="T1">WICINSKY, TERESE</text:span></text:p>
      <text:p text:style-name="P3"><text:span text:style-name="T1">KOZOLA, BUSTER</text:span></text:p>
      <text:p text:style-name="P3"><text:span text:style-name="T1">MULLINGS, LEIGHANN</text:span></text:p>
      <text:p text:style-name="P3"><text:span text:style-name="T1">BUSSMANN, BILLY</text:span></text:p>
      <text:p text:style-name="P3"><text:span text:style-name="T1">BERBES, DICK</text:span></text:p>
      <text:p text:style-name="P3"><text:span text:style-name="T1">MULGREW, RANDELL</text:span></text:p>
      <text:p text:style-name="P3"><text:span text:style-name="T1">TOWLEY, LANE</text:span></text:p>
      <text:p text:style-name="P3"><text:span text:style-name="T1">Teacher: HAMER,GAVIN</text:span></text:p>
      <text:p text:style-name="P3"><text:span text:style-name="T1">101: 1</text:span></text:p>
      <text:p text:style-name="P3"><text:span text:style-name="T1">102: 5</text:span></text:p>
      <text:p text:style-name="P3"><text:span text:style-name="T1">103: 2</text:span></text:p>
      <text:p text:style-name="P3"><text:span text:style-name="T1">104: 2</text:span></text:p>
      <text:p text:style-name="P3"><text:span text:style-name="T1">105: 6</text:span></text:p>
      <text:p text:style-name="P3"><text:span text:style-name="T1">106: 2</text:span></text:p>
      <text:p text:style-name="P3"><text:span text:style-name="T1">107: 7</text:span></text:p>
      <text:p text:style-name="P3"><text:span text:style-name="T1">108: 11</text:span></text:p>
      <text:p text:style-name="P3"><text:span text:style-name="T1">109: 5</text:span></text:p>
      <text:p text:style-name="P3"><text:span text:style-name="T1">110: 2</text:span></text:p>
      <text:p text:style-name="P3"><text:span text:style-name="T1">111: 9</text:span></text:p>
      <text:p text:style-name="P3"><text:span text:style-name="T1">112: 8</text:span></text:p>
      <text:p text:style-name="P3"><text:span text:style-name="T1"/></text:p>
      <text:p text:style-name="P3"><text:span text:style-name="T1">Class: 108</text:span></text:p>
      <text:p text:style-name="P3"><text:span text:style-name="T1"/></text:p>
      <text:p text:style-name="P2"><text:span text:style-name="T4"/></text:p>
      <text:p text:style-name="P1"><text:span text:style-name="T4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9T21:08:56.804896801</meta:creation-date>
    <dc:date>2020-01-09T21:42:10.578392899</dc:date>
    <meta:editing-duration>PT12M53S</meta:editing-duration>
    <meta:editing-cycles>3</meta:editing-cycles>
    <meta:generator>LibreOffice/6.3.1.2$Linux_X86_64 LibreOffice_project/30$Build-2</meta:generator>
    <meta:document-statistic meta:table-count="0" meta:image-count="0" meta:object-count="0" meta:page-count="2" meta:paragraph-count="110" meta:word-count="405" meta:character-count="2383" meta:non-whitespace-character-count="2073"/>
  </office:meta>
</office:document-meta>
</file>